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.776cm"/>
    </style:style>
    <style:style style:name="gr2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0.846cm" fo:min-width="2.12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4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0.846cm" fo:min-width="2.247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666666" draw:marker-start-width="0.355cm" draw:marker-end-width="0.355cm" draw:fill-color="#dddddd" draw:textarea-horizontal-align="justify" draw:textarea-vertical-align="middle" draw:auto-grow-height="false" fo:min-height="0.846cm" fo:min-width="2.374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cc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666666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6600cc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666666" draw:marker-start-width="0.355cm" draw:marker-end-width="0.355cm" draw:fill-color="#dddddd" draw:textarea-horizontal-align="justify" draw:textarea-vertical-align="middle" draw:auto-grow-height="false" fo:min-height="0.846cm" fo:min-width="2.469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666666" draw:marker-start-width="0.355cm" draw:marker-end-width="0.355cm" draw:fill-color="#dddddd" draw:textarea-horizontal-align="justify" draw:textarea-vertical-align="middle" draw:auto-grow-height="false" fo:min-height="0.846cm" fo:min-width="2.12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666666" fo:font-size="10pt" fo:font-style="italic" style:font-size-asian="10pt" style:font-style-asian="italic" style:font-size-complex="10pt" style:font-style-complex="italic"/>
    </style:style>
    <style:style style:name="P3" style:family="paragraph">
      <loext:graphic-properties draw:fill-color="#cfe7f5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b2b2b2" fo:font-size="8pt" style:font-size-asian="8pt" style:font-size-complex="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666666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font-size="8pt" style:text-underline-style="none" fo:font-weight="bold" style:font-size-asian="8pt" style:font-weight-asian="bold" style:font-size-complex="8pt" style:font-weight-complex="bold"/>
    </style:style>
    <style:style style:name="T3" style:family="text">
      <style:text-properties fo:color="#666666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fo:color="#b2b2b2" fo:font-size="8pt" style:text-underline-style="none" fo:font-weight="bold" style:font-size-asian="8pt" style:font-weight-asian="bold" style:font-size-complex="8pt" style:font-weight-complex="bold"/>
    </style:style>
    <style:style style:name="T5" style:family="text">
      <style:text-properties fo:color="#b2b2b2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922cm" svg:height="2.026cm" svg:x="1.012cm" svg:y="1.041cm">
          <draw:text-box>
            <text:p text:style-name="P1"><text:span text:style-name="T1">Runtime scope for the Application element</text:span></text:p>
          </draw:text-box>
        </draw:frame>
        <draw:custom-shape draw:style-name="gr2" draw:text-style-name="P3" draw:layer="layout" svg:width="2.794cm" svg:height="1.27cm" svg:x="6.958cm" svg:y="2.2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1" draw:id="id1" draw:layer="layout" svg:width="2.794cm" svg:height="1.27cm" svg:x="6.958cm" svg:y="2.242cm">
          <draw:text-box>
            <text:p text:style-name="P1"><text:span text:style-name="T2">Application</text:span></text:p>
          </draw:text-box>
        </draw:frame>
        <draw:custom-shape draw:style-name="gr4" draw:text-style-name="P3" draw:layer="layout" svg:width="2.921cm" svg:height="1.27cm" svg:x="3.956cm" svg:y="4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2" draw:id="id2" draw:layer="layout" svg:width="2.921cm" svg:height="1.27cm" svg:x="3.956cm" svg:y="4.743cm">
          <draw:text-box>
            <text:p text:style-name="P1"><text:span text:style-name="T2">Service</text:span></text:p>
            <text:p text:style-name="P1"><text:span text:style-name="T3">Required at runtime</text:span></text:p>
          </draw:text-box>
        </draw:frame>
        <draw:custom-shape draw:style-name="gr5" draw:text-style-name="P5" xml:id="id5" draw:id="id5" draw:layer="layout" svg:width="3.048cm" svg:height="1.27cm" svg:x="9.733cm" svg:y="4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xml:id="id3" draw:id="id3" draw:layer="layout" svg:width="3.048cm" svg:height="1.27cm" svg:x="9.733cm" svg:y="4.744cm">
          <draw:text-box>
            <text:p text:style-name="P1"><text:span text:style-name="T4">Compiler</text:span></text:p>
            <text:p text:style-name="P1"><text:span text:style-name="T5">Required at build time</text:span></text:p>
          </draw:text-box>
        </draw:frame>
        <draw:custom-shape draw:style-name="gr2" draw:text-style-name="P3" draw:layer="layout" svg:width="2.794cm" svg:height="1.27cm" svg:x="6.958cm" svg:y="7.3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4" draw:id="id4" draw:layer="layout" svg:width="2.794cm" svg:height="1.27cm" svg:x="6.958cm" svg:y="7.345cm">
          <draw:text-box>
            <text:p text:style-name="P1"><text:span text:style-name="T2">Base Runtime</text:span></text:p>
            <text:p text:style-name="P1"><text:span text:style-name="T3">Required at all times</text:span></text:p>
          </draw:text-box>
        </draw:frame>
        <draw:connector draw:style-name="gr6" draw:text-style-name="P7" draw:layer="layout" draw:type="curve" svg:x1="6.958cm" svg:y1="2.877cm" svg:x2="5.416cm" svg:y2="4.743cm" draw:start-shape="id1" draw:start-glue-point="3" draw:end-shape="id2" draw:end-glue-point="0" svg:d="M6958 2877c-1028 0-1542 622-1542 1866" svg:viewBox="0 0 1543 1867">
          <text:p/>
        </draw:connector>
        <draw:connector draw:style-name="gr7" draw:text-style-name="P7" draw:layer="layout" draw:type="curve" svg:x1="9.752cm" svg:y1="2.877cm" svg:x2="11.257cm" svg:y2="4.744cm" draw:start-shape="id1" draw:start-glue-point="1" draw:end-shape="id3" draw:end-glue-point="0" svg:d="M9752 2877c1004 0 1505 622 1505 1867" svg:viewBox="0 0 1506 1868">
          <text:p/>
        </draw:connector>
        <draw:connector draw:style-name="gr8" draw:text-style-name="P7" draw:layer="layout" draw:type="curve" svg:x1="8.355cm" svg:y1="3.512cm" svg:x2="8.355cm" svg:y2="7.345cm" draw:start-shape="id1" draw:start-glue-point="2" draw:end-shape="id4" draw:end-glue-point="0" svg:d="M8355 3512v3833" svg:viewBox="0 0 1 3834">
          <text:p/>
        </draw:connector>
        <draw:connector draw:style-name="gr8" draw:text-style-name="P7" draw:layer="layout" draw:type="curve" svg:x1="5.416cm" svg:y1="6.013cm" svg:x2="6.958cm" svg:y2="7.98cm" draw:start-shape="id2" draw:start-glue-point="2" draw:end-shape="id4" draw:end-glue-point="3" svg:d="M5416 6013c0 1312 514 1967 1542 1967" svg:viewBox="0 0 1543 1968">
          <text:p/>
        </draw:connector>
        <draw:connector draw:style-name="gr7" draw:text-style-name="P7" draw:layer="layout" draw:type="curve" svg:x1="11.257cm" svg:y1="6.014cm" svg:x2="9.752cm" svg:y2="7.98cm" draw:start-shape="id3" draw:start-glue-point="2" draw:end-shape="id4" draw:end-glue-point="1" svg:d="M11257 6014c0 1311-501 1966-1505 1966" svg:viewBox="0 0 1506 1967">
          <text:p/>
        </draw:connector>
        <draw:connector draw:style-name="gr7" draw:text-style-name="P7" draw:layer="layout" draw:type="curve" svg:x1="6.877cm" svg:y1="5.378cm" svg:x2="9.733cm" svg:y2="5.379cm" draw:start-shape="id2" draw:start-glue-point="1" draw:end-shape="id5" svg:d="M6877 5378c2122 0 695 1 2856 1" svg:viewBox="0 0 2857 2">
          <text:p/>
        </draw:connector>
        <draw:custom-shape draw:style-name="gr9" draw:text-style-name="P5" xml:id="id6" draw:id="id6" draw:layer="layout" svg:width="3.143cm" svg:height="1.27cm" svg:x="1.513cm" svg:y="7.3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3.143cm" svg:height="1.27cm" svg:x="1.513cm" svg:y="7.346cm">
          <draw:text-box>
            <text:p text:style-name="P1"><text:span text:style-name="T4">Service Definition</text:span></text:p>
            <text:p text:style-name="P1"><text:span text:style-name="T5">XML files needed to build the Service</text:span></text:p>
          </draw:text-box>
        </draw:frame>
        <draw:connector draw:style-name="gr7" draw:text-style-name="P7" draw:layer="layout" draw:type="curve" svg:x1="3.956cm" svg:y1="5.378cm" svg:x2="3.084cm" svg:y2="7.346cm" draw:start-shape="id2" draw:start-glue-point="3" draw:end-shape="id6" svg:d="M3956 5378c-582 0-872 656-872 1968" svg:viewBox="0 0 873 1969">
          <text:p/>
        </draw:connector>
        <draw:custom-shape draw:style-name="gr10" draw:text-style-name="P5" draw:layer="layout" svg:width="2.794cm" svg:height="1.27cm" svg:x="12.359cm" svg:y="7.3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xml:id="id7" draw:id="id7" draw:layer="layout" svg:width="2.794cm" svg:height="1.27cm" svg:x="12.359cm" svg:y="7.346cm">
          <draw:text-box>
            <text:p text:style-name="P1"><text:span text:style-name="T4">Bootstrap</text:span></text:p>
            <text:p text:style-name="P1"><text:span text:style-name="T5">Self Hosting Compiler</text:span></text:p>
          </draw:text-box>
        </draw:frame>
        <draw:connector draw:style-name="gr7" draw:text-style-name="P7" draw:layer="layout" draw:type="curve" svg:x1="12.359cm" svg:y1="7.981cm" svg:x2="9.752cm" svg:y2="7.98cm" draw:start-shape="id7" draw:start-glue-point="3" draw:end-shape="id4" draw:end-glue-point="1" svg:d="M12359 7981c-1954 0-651-1-2607-1" svg:viewBox="0 0 2608 2">
          <text:p/>
        </draw:connector>
        <draw:connector draw:style-name="gr7" draw:text-style-name="P7" draw:layer="layout" draw:type="curve" svg:x1="12.781cm" svg:y1="5.379cm" svg:x2="13.756cm" svg:y2="7.346cm" draw:start-shape="id3" draw:start-glue-point="1" draw:end-shape="id7" draw:end-glue-point="0" svg:d="M12781 5379c650 0 975 655 975 1967" svg:viewBox="0 0 976 19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1T23:23:13.516563466</meta:creation-date>
    <dc:date>2018-10-12T02:51:09.438545388</dc:date>
    <meta:editing-duration>PT1H2M53S</meta:editing-duration>
    <meta:editing-cycles>11</meta:editing-cycles>
    <meta:generator>LibreOffice/5.1.4.1$Linux_X86_64 LibreOffice_project/10m0$Build-1</meta:generator>
    <meta:document-statistic meta:object-count="22"/>
  </office:meta>
</office:document-meta>
</file>